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language="de" fo:country="DE"/>
    </style:style>
    <style:style style:name="P2" style:parent-style-name="Standard" style:family="paragraph">
      <style:text-properties fo:language="de" fo:country="DE"/>
    </style:style>
    <style:style style:name="P3" style:parent-style-name="Standard" style:family="paragraph">
      <style:text-properties fo:language="de" fo:country="DE"/>
    </style:style>
    <style:style style:name="P4" style:parent-style-name="Standard" style:family="paragraph">
      <style:text-properties fo:language="de" fo:country="DE"/>
    </style:style>
    <style:style style:name="P5" style:parent-style-name="Standard" style:family="paragraph">
      <style:text-properties fo:language="de" fo:country="DE"/>
    </style:style>
    <style:style style:name="P6" style:parent-style-name="Standard" style:family="paragraph">
      <style:text-properties fo:language="de" fo:country="DE"/>
    </style:style>
    <style:style style:name="P7" style:parent-style-name="Standard" style:family="paragraph">
      <style:text-properties fo:language="de" fo:country="DE"/>
    </style:style>
    <style:style style:name="P8" style:parent-style-name="Standard" style:family="paragraph">
      <style:text-properties fo:language="de" fo:country="DE"/>
    </style:style>
    <style:style style:name="P9" style:parent-style-name="Standard" style:family="paragraph">
      <style:text-properties fo:language="de" fo:country="DE"/>
    </style:style>
    <style:style style:name="P10" style:parent-style-name="Standard" style:family="paragraph">
      <style:text-properties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language="de" fo:country="DE"/>
    </style:style>
    <style:style style:name="P20" style:parent-style-name="Standard" style:family="paragraph">
      <style:text-properties fo:language="de" fo:country="DE"/>
    </style:style>
    <style:style style:name="P21" style:parent-style-name="Standard" style:family="paragraph">
      <style:text-properties fo:language="de" fo:country="DE"/>
    </style:style>
    <style:style style:name="P22" style:parent-style-name="Standard" style:family="paragraph">
      <style:text-properties fo:language="de" fo:country="DE"/>
    </style:style>
    <style:style style:name="P23" style:parent-style-name="Standard" style:family="paragraph">
      <style:text-properties fo:language="de" fo:country="DE"/>
    </style:style>
    <style:style style:name="P24" style:parent-style-name="Standard" style:family="paragraph">
      <style:text-properties fo:language="de" fo:country="DE"/>
    </style:style>
    <style:style style:name="P25" style:parent-style-name="Standard" style:family="paragraph">
      <style:text-properties fo:language="de" fo:country="DE"/>
    </style:style>
    <style:style style:name="P26" style:parent-style-name="Standard" style:family="paragraph">
      <style:text-properties fo:language="de" fo:country="DE"/>
    </style:style>
    <style:style style:name="P27" style:parent-style-name="Standard" style:family="paragraph">
      <style:text-properties fo:language="de" fo:country="DE"/>
    </style:style>
    <style:style style:name="P28" style:parent-style-name="Standard" style:family="paragraph">
      <style:text-properties fo:language="de" fo:country="DE"/>
    </style:style>
    <style:style style:name="P29" style:parent-style-name="Standard" style:family="paragraph">
      <style:text-properties fo:language="de" fo:country="DE"/>
    </style:style>
    <style:style style:name="P30" style:parent-style-name="Standard" style:family="paragraph">
      <style:text-properties fo:language="de" fo:country="DE"/>
    </style:style>
    <style:style style:name="P31" style:parent-style-name="Standard" style:family="paragraph">
      <style:text-properties fo:language="de" fo:country="DE"/>
    </style:style>
    <style:style style:name="P32" style:parent-style-name="Standard" style:family="paragraph">
      <style:text-properties fo:language="de" fo:country="DE"/>
    </style:style>
    <style:style style:name="P33" style:parent-style-name="Standard" style:family="paragraph">
      <style:text-properties fo:language="de" fo:country="DE"/>
    </style:style>
    <style:style style:name="P34" style:parent-style-name="Standard" style:family="paragraph">
      <style:text-properties fo:language="de" fo:country="DE"/>
    </style:style>
    <style:style style:name="P35" style:parent-style-name="Standard" style:family="paragraph">
      <style:text-properties fo:language="de" fo:country="DE"/>
    </style:style>
    <style:style style:name="P36" style:parent-style-name="Standard" style:family="paragraph">
      <style:text-properties fo:language="de" fo:country="DE"/>
    </style:style>
    <style:style style:name="P37" style:parent-style-name="Standard" style:family="paragraph">
      <style:text-properties fo:language="de" fo:country="DE"/>
    </style:style>
    <style:style style:name="P38" style:parent-style-name="Standard" style:family="paragraph">
      <style:text-properties fo:language="de" fo:country="DE"/>
    </style:style>
    <style:style style:name="P39" style:parent-style-name="Standard" style:family="paragraph">
      <style:text-properties fo:language="de" fo:country="DE"/>
    </style:style>
    <style:style style:name="P40" style:parent-style-name="Standard" style:family="paragraph">
      <style:text-properties fo:language="de" fo:country="DE"/>
    </style:style>
    <style:style style:name="P41" style:parent-style-name="Standard" style:family="paragraph">
      <style:text-properties fo:language="de" fo:country="DE"/>
    </style:style>
    <style:style style:name="T42" style:parent-style-name="Absatz-Standardschriftart" style:family="text">
      <style:text-properties fo:language="de" fo:country="DE"/>
    </style:style>
    <style:style style:name="T43" style:parent-style-name="Absatz-Standardschriftart" style:family="text">
      <style:text-properties fo:language="de" fo:country="DE"/>
    </style:style>
  </office:automatic-styles>
  <office:body>
    <office:text text:use-soft-page-breaks="true">
      <text:p text:style-name="P1">INTRODUCTION</text:p>
      <text:p text:style-name="P2">Obwohl es bereits zahlreiche Wege gibt, um Bewegung in die virtuelle Realität zu übersetzen, sind die Möglichkeiten für Feedback zurück in der realen Welt hingegen eher<text:s/>spärlich. Force-Feedback ist in diesem Kontext ein Sammelbegriff für alle etablierten Optionen, die benutzt werden, um einem Nutzer das Gefühl eines Avatars in der virtuellen Realität zu übermitteln; Vibration (Avatar fährt über eine holprige Straße), etc.</text:p>
      <text:p text:style-name="P3"/>
      <text:p text:style-name="P4">In diesem Paper presentiert dexmo, exoskeleton mit vielen tollen adjektiven, auch motion capture und force feedback</text:p>
      <text:p text:style-name="P5">Ging schon vorher, aber hier sind noch 3 vorteile von dexmo: kleiner und erschwinglicher. Guter shit drinne, also durable. Auch sicherer,<text:s/>weil nicht wirklich kraft ausgeübt wird.</text:p>
      <text:p text:style-name="P6"/>
      <text:p text:style-name="P7">Xaiochi Gu: Gegenwärtig CEO von Dextra Robotics, studierte Mechanical and Control Engineering in Cambridge, publizierte Dexmo in „Procreedings oft he 2016 CHI Conference on Human Factors in Computing Systems“, keine weiteren Arbeiten seit Dexmo</text:p>
      <text:p text:style-name="P8"/>
      <text:p text:style-name="P9">BACKGROUND</text:p>
      <text:p text:style-name="P10">Früher gab es schon versuche:</text:p>
      <text:p text:style-name="P11"><text:s/>PHANTOM, stift ist sehr präzise und hat force feedback, aber nur kleiner aufgabenbereich und ein vergleichsweise großes Konstrukt.</text:p>
      <text:p text:style-name="P12">Rutgers Master II-ND: vielseitig nutzbar,<text:s/>auch force feedback. Mechanik ist aber in der Handfläche statt -rücken, wodurch Bewegung eingeschränkt wird. Kosten sind auch hoch.</text:p>
      <text:p text:style-name="P13">Dagegen benutzt Dexmo aktiv-passiven Force Feedback, mit sehr viel Platzsparung, weil alle Treiber in einem einzelnen Geräteteil integriert sind. Dadurch light-weight mit geringer Baukosten.</text:p>
      <text:p text:style-name="P14"/>
      <text:p text:style-name="P15">SYSTEM DESIGN</text:p>
      <text:p text:style-name="P16">Main controller, force feedback units, upper und lower connectors und finger kappen. Main controller sitzt auf dem Handrücken, Fingerkappen sind an den Fingern befestigt und<text:s/>die Konnektoren verbinden diese beiden Komponente, wobei dazwischen dann noch force feedback unit zwischengeschaltet ist</text:p>
      <text:p text:style-name="P17">FFU: Kern vom Dexmo-Design, sowohl sensor module al s auch actuation module. 2 rotational sensoren sind am Case installiert und die detecten the relative Rotation von beiden Enden zum Case.</text:p>
      <text:p text:style-name="P18">Erklärung vom FFU hier…</text:p>
      <text:p text:style-name="P19">Die Verzögerungszeit hängt stark vom Actuator ab. Für Dexmo wurde 50ms erreicht.</text:p>
      <text:p text:style-name="P20">FFU Funktion: wenn ein nutzer seine hände und finger herum bewegt, werden die daten über den Main Kontroller an den Rechner geschickt, mit dem gearbeitet wird. Dann wird die Bewegung zu 3D Grafiken in VR konvertiert. Die virtuelle Hand bewegt sich also mit kleiner Verzögerung genau so wie die Hand des Nutzers. Sobald Collision zwischen der Virtuellen<text:s/>Hand und einem virtuellen Objekt erkannt wird, sendet der PC ein Kommando an den Main Kontroller, der die FFU aktiviert. Dort werden dann Gelenke gebrochen, um eine Kraftausübung auf die Hand des Nutzers zu simulieren, ohne wirklich Kraft auszuüben.</text:p>
      <text:p text:style-name="P21">MOTION CAPTURE</text:p>
      <text:p text:style-name="P22">Durch die Position auf dem Rücken gibt es keine Einschränkuing des Nutzers -&gt; volles Motion Capturing möglich. Allerdings hat Dexmo weniger „Degrees of Freedom“ als eine menschliche Hand. Das Gerät überwacht nur die Metacrapophalangeal Gelenke an<text:s/>jedem Finger durch die rotations-Sensoren, die anderen 2 gelenke sind nur für interpolation da. Dexmo hatte zu Beginn noch 16 DOF, aber nach further investigaion wurde herausgefunden, dass 11 DOF durchaus ausreichend sind, um genug Data für hinreichendes<text:s/>Motion Capturing zu sammeln. Die Positionierung vom Gerät wird leicht durch exisitierende Technologie erreicht: inertial measurement einheit an jedem arm, optisches Tracking, grounded robot arm, etc.</text:p>
      <text:p text:style-name="P23"/>
      <text:p text:style-name="P24">TRADE-OFFS</text:p>
      <text:p text:style-name="P25">Dexmo benötigt keinen kabelgebundene<text:s/>Stromversorgung. Weil Dexmo so kompakt und leichtgewichtig ist, konnte die Power Consumption auch gering gehalten werden. Eine normale 800mAh Batterie lässt Dexmo für 4 Stunden laufen. Andere kommerzielle Geräte benötigten weitaus mehr Energie.</text:p>
      <text:p text:style-name="P26">Gewichtverlgeich mit exoskelett [ref 1], wiegt 600g, aber Dexmo nur 270g</text:p>
      <text:p text:style-name="P27">Modulares Design und Avoidance von teuren Motoren sorgt für geringe Manufakturkosten. Ein einzelner Motor von einem high-end Gerät kann mehr Kosten als alle Materialien, die für ein komplettes Dexmo-Gerät benötigt werden.</text:p>
      <text:p text:style-name="P28">Auch durable und safe (keine strings die exposed werden)</text:p>
      <text:p text:style-name="P29">Aber nachteile: binärer haptischer feedback, also man kann nur freie Hand vs blokierte Hand simulieren. Man kann nicht die nachgiebigkeit eines gegenstandes feststellen (zb eine gummiente, die mehr und mehr druck auf die hand ausübt, desto stärker sie zusammengedrückt wird). (aber neue Dexmo versionen können das auch schon) Allerdings kann man die Form von Objekten trotzdem gut darstellen, da die 5 FFUs alle unabhängig voneinander gebrochen werden können.</text:p>
      <text:p text:style-name="P30">Anderer nachteil: der shifting mechanism für FF sorgt für Verzögerung. Jede FFU hat zwischen 20-40ms. Man will unter 30ms bleiben für eine immersive Erfahrung für Nutzer.</text:p>
      <text:p text:style-name="P31"/>
      <text:p text:style-name="P32">EVALUATION</text:p>
      <text:p text:style-name="P33">Die Effizienz des Gerätes wurde in einem<text:s/>informellen Labortest verifiziert. Das Ziel der Studie war die Validierung, dass Dexmo von typischen Endnutzern in einem simplem VR Task getragen und benutzt werden kann.</text:p>
      <text:p text:style-name="P34">20 Teilnehmer von diversen Bereichen (Studenten, Athleten, Ingenieure, Putzkräfte, Spieleentwickler und Fabrikarbeiter). Dazu wurde ein spielerisches Szenario entwickelt, in dem die Probanden mit Pfeil und Bogen auf ein Ziel geschossen haben.<text:s/></text:p>
      <text:p text:style-name="P35">Da auch herausgefunden werden sollte, ob FF in einer verbesserten Perfomance resultiert, wurde eine Null-Hypothese aufgestellt: FF sorgt nicht für eine signifikante Änderung in der Fehlerrate im Vergleich zu gleichen Bedingungen ohne FF. Dabei wurde within-subject design mit einer unabhängigen Variable mit 2 Leveln gearbeitet: FF und kein FF.</text:p>
      <text:p text:style-name="P36">Der genaue Ablauf: Dabei wurde Dexmo benutzt, um in VR einen Pfeil aufzuheben, diesen am Bogen anzusetzen, den Bogenstring zu ziehen und dann loszulassen. Zuerst wurde Dexmo von den Probanden mit FF benutzt. Nach einer Stunde Pause wurde dann wieder getestet, aber diesmal ohne FF. Es gab hier kein Counterbalancing, aber dies ist auch nicht nötig durch den Aufbau des Experimentes: die Pause eliminiert muscle memory. das Spiel ist so simpel, dass Lerneffekte hier unerheblich sind. Und letztlich ist die These ja, dass FF keinen Einfluss auf die Fehlerrate hat. D.h. nachdem man bereits mit FF geschossen hat, sollte der 2. Durchlauf des Versuches mit Blick auf These nicht schlechter laufen als der 1. Durchlauf. Wenn überhaupt vielleicht bessere Raten, weil doch ein bisschen vom Nutzer gelernt wurde. Aber wenn man hingegen beobachtet, dass die Fehlerrate doch sehr viel schlechter beim 2. Durchlauf wird, muss dies ja an FF liegen.</text:p>
      <text:p text:style-name="P37"><text:line-break/>RESULTS<text:line-break/>44% mit FF, 61% ohne FF. also mehr Fehler ohne FF. Mit einem signifikanz level von alpha = 0.05 wurde gezeigt, dass der unterschied statistisch signifikant ist. Außerdem zeigt der geringe p-value im zusammenhang mit der hohen effekt größe an, dass die detectete Differenz robust und erheblich groß ist.</text:p>
      <text:p text:style-name="P38">Wie erwartet hat FF also für eine positiven Effekt auf die Performance gesorgt und auch die informellen Eindrücke der Probanden war durchweg positiv.</text:p>
      <text:p text:style-name="P39"/>
      <text:p text:style-name="P40">DISCUSSION AND CONCLUSIONS</text:p>
      <text:p text:style-name="P41">Hier wurde Dexmo vorgestellt: mechanisches Exoskellett für FF und Motion Capturing in VR. Obwohl nur on/off FF benutzt wird, ist die Nutzererfahrung trotzdem immens, da Gewicht und Größe des Gerätes eine signifikante Verbesserung zu herkömmlichen Geräten in diesem Bereich darstellt. Auch der rigide Aufbau, geringe Energieverbrauch und vergleichsweise billige Herstellungskosten sorgen für ein overall starkes Konsumentengerät.</text:p>
      <text:p text:style-name="Standard"><text:span text:style-name="T42">Neben dem generellen starken Aufbau von Dexmo konnte auch die Funktionalität in einer Studie gezeigt werden. Durch ein spielerisches Laborexperiment wurde sowohl die zuverlässige Arbeitsweise als au</text:span><text:span text:style-name="T43">ch eine verringerte Fehlerrate beim Nutzen von FF mit Dexmo gezeig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fo:language="en" fo:country="US"/>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 Hill</meta:initial-creator>
    <dc:creator>Alex Hill</dc:creator>
    <meta:creation-date>2017-03-25T10:39:00Z</meta:creation-date>
    <dc:date>2017-04-12T10:09:00Z</dc:date>
    <meta:template xlink:href="Normal.dotm" xlink:type="simple"/>
    <meta:editing-cycles>6</meta:editing-cycles>
    <meta:editing-duration>PT0S</meta:editing-duration>
    <meta:document-statistic meta:page-count="1" meta:paragraph-count="15" meta:word-count="1049" meta:character-count="7645" meta:row-count="55" meta:non-whitespace-character-count="6611"/>
  </office:meta>
</office:document-meta>
</file>